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officeooo:paragraph-rsid="000df8b5"/>
    </style:style>
    <style:style style:name="P4" style:family="paragraph" style:parent-style-name="Standard" style:list-style-name="L4"/>
    <style:style style:name="P5" style:family="paragraph" style:parent-style-name="Standard" style:list-style-name="L4">
      <style:text-properties officeooo:paragraph-rsid="00163b04"/>
    </style:style>
    <style:style style:name="P6" style:family="paragraph" style:parent-style-name="Text_20_body" style:master-page-name="HTML">
      <style:paragraph-properties style:page-number="auto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officeooo:rsid="000df8b5"/>
    </style:style>
    <style:style style:name="T8" style:family="text">
      <style:text-properties officeooo:rsid="000f482b"/>
    </style:style>
    <style:style style:name="T9" style:family="text">
      <style:text-properties officeooo:rsid="00127d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6f11"/>
    </style:style>
    <style:style style:name="T12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10:00, Malinovské náměstí, Brno</text:span></text:span><text:span text:style-name="T1"><text:line-break/><text:line-break/>Účastníci:</text:span></text:p>
      <text:list xml:id="list4931547334233756939" text:style-name="L1">
        <text:list-item>
          <text:p text:style-name="P14">tabulka účastníků a doložení zástupčích oprávnění</text:p>
          <text:list>
            <text:list-item>
              <text:p text:style-name="P20"><text:span text:style-name="T1">soubor: </text:span><text:span text:style-name="Strong_20_Emphasis"><text:span text:style-name="T1">prezencka.ods</text:span></text:span></text:p>
            </text:list-item>
            <text:list-item>
              <text:p text:style-name="P20"><text:span text:style-name="T1">URL: </text:span><text:a xlink:type="simple" xlink:href="https://gitlab.com/otevrenamesta/Documents/blob/master/schůze/2016_08_09/prezencka.ods" text:style-name="Internet_20_link" text:visited-style-name="Visited_20_Internet_20_Link"><text:span text:style-name="T1">https://gitlab.com/otevrenamesta/Documents/blob/master/sch%C5%AFze/2016_08_09/prezencka.ods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0"><text:span text:style-name="T1">soubor: </text:span><text:span text:style-name="Strong_20_Emphasis"><text:span text:style-name="T1">prezencka_sken.pdf</text:span></text:span></text:p>
            </text:list-item>
            <text:list-item>
              <text:p text:style-name="P20"><text:span text:style-name="T1">URL: </text:span><text:a xlink:type="simple" xlink:href="https://gitlab.com/otevrenamesta/Documents/blob/master/schůze/2016_08_09/prezencka_sken.pdf" text:style-name="Internet_20_link" text:visited-style-name="Visited_20_Internet_20_Link"><text:span text:style-name="T1">https://gitlab.com/otevrenamesta/Documents/blob/master/sch%C5%AFze/2016_08_09/prezencka_sken.pdf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7">zástupce </text:span>Kutn<text:span text:style-name="T7">é</text:span> Hor<text:span text:style-name="T7">y</text:span>, neboť v době konání schůze není na transparentním účtu spolku připsán její členský příspěvek, tudíž dle stanov není <text:span text:style-name="T7">obec </text:span>členem.<text:line-break/><text:line-break/><text:span text:style-name="T7">1.</text:span>) schválení programu schůze<text:line-break/>- proběhlo schválení programu schůze, body programu viz.:</text:p>
      <text:list xml:id="list4538168954164775673" text:style-name="L2">
        <text:list-item>
          <text:list>
            <text:list-item>
              <text:p text:style-name="P21"><text:span text:style-name="T1">soubor: </text:span><text:span text:style-name="Strong_20_Emphasis"><text:span text:style-name="T1">01_návrh_programu.odt</text:span></text:span></text:p>
            </text:list-item>
            <text:list-item>
              <text:p text:style-name="P21"><text:span text:style-name="T1">URL: </text:span><text:a xlink:type="simple" xlink:href="https://gitlab.com/otevrenamesta/Documents/blob/master/schůze/2016_08_09/01_návrh_programu.odt" text:style-name="Internet_20_link" text:visited-style-name="Visited_20_Internet_20_Link"><text:span text:style-name="T1">https://gitlab.com/otevrenamesta/Documents/blob/master/sch%C5%AFze/2016_08_09/01_n%C3%A1vrh_programu.odt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1"><text:line-break/></text:span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4751253585054693084" text:style-name="L3">
        <text:list-item>
          <text:list>
            <text:list-item>
              <text:p text:style-name="P15"><text:span text:style-name="T10">3.1.1</text:span>: Požadavek na změnu textu „Hájí společné zájmy svých členů…“ na „Hájí společné zájmy svých <text:span text:style-name="T10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0">5.3.3</text:span>: Požadavek na <text:span text:style-name="T10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1">ch</text:span> organizac<text:span text:style-name="T11">í</text:span>, jichž jsou samosprávy součástí, je vhodné zachovat princip politické nezávislosti.</text:p>
            </text:list-item>
            <text:list-item>
              <text:p text:style-name="P9"><text:span text:style-name="T10">10.8</text:span>: změnit na "V případě likvidace <text:span text:style-name="T10">rozdělí</text:span> likvidátor likvidační zůstatek <text:span text:style-name="T10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3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8315375097288685548" text:style-name="L4">
        <text:list-item>
          <text:p text:style-name="P16">* výpisem je míněn</text:p>
          <text:list>
            <text:list-item>
              <text:p text:style-name="P22"><text:span text:style-name="T1">soubor: </text:span><text:span text:style-name="Strong_20_Emphasis"><text:span text:style-name="T1">hlasování.ods</text:span></text:span></text:p>
            </text:list-item>
            <text:list-item>
              <text:p text:style-name="P22"><text:span text:style-name="T1">URL: </text:span><text:a xlink:type="simple" xlink:href="https://gitlab.com/otevrenamesta/Documents/blob/master/schůze/2016_08_09/hlasování.ods" text:style-name="Internet_20_link" text:visited-style-name="Visited_20_Internet_20_Link"><text:span text:style-name="T1">https://gitlab.com/otevrenamesta/Documents/blob/master/sch%C5%AFze/2016_08_09/hlasov</text:span></text:a><text:soft-page-break/><text:a xlink:type="simple" xlink:href="https://gitlab.com/otevrenamesta/Documents/blob/master/schůze/2016_08_09/hlasování.ods" text:style-name="Internet_20_link" text:visited-style-name="Visited_20_Internet_20_Link"><text:span text:style-name="T1">%C3%A1n%C3%AD.ods</text:span></text:a></text:p>
            </text:list-item>
            <text:list-item>
              <text:p text:style-name="P4">SHA256: 2dc254f2c4ac8436283e79bb529569a256b6d7f1281bced67693e15bf4529d53</text:p>
            </text:list-item>
          </text:list>
        </text:list-item>
        <text:list-item>
          <text:p text:style-name="P4">aktualizované znění <text:span text:style-name="T9">stanov</text:span></text:p>
          <text:list>
            <text:list-item>
              <text:p text:style-name="P5">soubor: <text:span text:style-name="T12">stanovy.pdf</text:span></text:p>
            </text:list-item>
            <text:list-item>
              <text:p text:style-name="P4">URL: </text:p>
            </text:list-item>
            <text:list-item>
              <text:p text:style-name="P5">SHA256: <text:span text:style-name="T12">bf45223c5debd15d29a3e3570942d659876dfa178d3563756dbbe14f100a74df</text:span></text:p>
            </text:list-item>
          </text:list>
        </text:list-item>
        <text:list-item>
          <text:p text:style-name="P4">stanovy nabývají účinnosti dnem následujícím po jejich schválení členskou schůzí</text:p>
        </text:list-item>
      </text:list>
      <text:p text:style-name="Standard"/>
      <text:p text:style-name="P2"><text:span text:style-name="T7">4.</text:span>) provizorní jednací řád členské schůze</text:p>
      <text:list xml:id="list5746733247283253202" text:style-name="L5">
        <text:list-item>
          <text:list>
            <text:list-item>
              <text:p text:style-name="P23"><text:span text:style-name="T1">soubor: </text:span><text:span text:style-name="Strong_20_Emphasis"><text:span text:style-name="T1">provizorní jednací řád.html</text:span></text:span></text:p>
            </text:list-item>
            <text:list-item>
              <text:p text:style-name="P23"><text:span text:style-name="T1">URL: </text:span><text:a xlink:type="simple" xlink:href="https://gitlab.com/otevrenamesta/Documents/blob/master/schůze/2016_08_09/provizorní%20jednací%20řád.html" text:style-name="Internet_20_link" text:visited-style-name="Visited_20_Internet_20_Link"><text:span text:style-name="T1">https://gitlab.com/otevrenamesta/Documents/blob/master/sch%C5%AFze/2016_08_09/provizorn%C3%AD%20jednac%C3%AD%20%C5%99%C3%A1d.html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7038269240174067265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    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7042402314713349983" text:style-name="L7">
        <text:list-item>
          <text:p text:style-name="P18">předseda výboru: Marcel Kolaja <text:span text:style-name="T8">(1980/06/29)</text:span></text:p>
        </text:list-item>
        <text:list-item>
          <text:p text:style-name="P18">členové výboru (4): Ladislav Nešněra <text:span text:style-name="T8">(1970/10/06)</text:span>, Viktor Čahoj <text:span text:style-name="T8">(1986/12/18)</text:span>, Michal Šmarda <text:span text:style-name="T8">(1975/07/06)</text:span>, Ondřej Profant <text:span text:style-name="T8">(1988/05/02)</text:span></text:p>
        </text:list-item>
        <text:list-item>
          <text:p text:style-name="P12">kontrolor: Martin Šebek <text:span text:style-name="T8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/text:span><text:soft-page-break/><text:span text:style-name="T1"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4248276090398176288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<text:soft-page-break/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4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text:line-break/>Zápis: </text:span></text:p>
          <text:list text:continue-numbering="true"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05:41:14.758902618</dc:date>
    <meta:editing-duration>PT7H57M54S</meta:editing-duration>
    <meta:editing-cycles>9</meta:editing-cycles>
    <meta:generator>LibreOffice/5.1.6.2.0$Linux_x86 LibreOffice_project/10$Build-2</meta:generator>
    <meta:document-statistic meta:table-count="0" meta:image-count="0" meta:object-count="0" meta:page-count="4" meta:paragraph-count="119" meta:word-count="1405" meta:character-count="9763" meta:non-whitespace-character-count="8558"/>
    <meta:user-defined meta:name=""/>
  </office:meta>
</office:document-meta>
</file>